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Black" svg:font-family="'Inconsolata Black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230cf"/>
    </style:style>
    <style:style style:name="P2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ackground-color="transparent"/>
      <style:text-properties style:font-name="DejaVu Sans" fo:font-size="16pt" fo:font-weight="bold" officeooo:rsid="000230cf" officeooo:paragraph-rsid="000230cf" style:font-size-asian="16pt" style:font-weight-asian="bold" style:font-size-complex="16pt" style:font-weight-complex="bold"/>
    </style:style>
    <style:style style:name="P3" style:family="paragraph" style:parent-style-name="Horizontal_20_Line">
      <style:text-properties officeooo:paragraph-rsid="0003e41b"/>
    </style:style>
    <style:style style:name="P4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3e41b"/>
    </style:style>
    <style:style style:name="P5" style:family="paragraph" style:parent-style-name="Standard">
      <style:text-properties fo:font-size="14pt" officeooo:rsid="000230cf" officeooo:paragraph-rsid="000230c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230cf" officeooo:paragraph-rsid="000230c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230cf" officeooo:paragraph-rsid="0003e41b" style:font-size-asian="14pt" style:font-size-complex="14pt"/>
    </style:style>
    <style:style style:name="P8" style:family="paragraph" style:parent-style-name="Standard">
      <style:text-properties fo:font-size="14pt" officeooo:rsid="000230cf" officeooo:paragraph-rsid="0003e41b" style:font-size-asian="14pt" style:font-size-complex="14pt"/>
    </style:style>
    <style:style style:name="P9" style:family="paragraph" style:parent-style-name="Standard">
      <style:text-properties fo:font-size="14pt" officeooo:paragraph-rsid="000230c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0230c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3e41b" style:font-size-asian="14pt" style:font-size-complex="14pt"/>
    </style:style>
    <style:style style:name="P12" style:family="paragraph" style:parent-style-name="Standard">
      <style:text-properties fo:font-size="14pt" officeooo:paragraph-rsid="0003e41b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reak-before="page" fo:background-color="transparent"/>
      <style:text-properties style:font-name="DejaVu Sans" fo:font-size="16pt" fo:font-weight="bold" officeooo:rsid="000230cf" officeooo:paragraph-rsid="0003e41b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03e41b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03e41b"/>
    </style:style>
    <style:style style:name="T1" style:family="text">
      <style:text-properties officeooo:rsid="0003e4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Inconsolata Black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an Carlos Francisco Mesa</text:p>
      <text:p text:style-name="P1">Santa Cruz de Tenerife – España</text:p>
      <text:p text:style-name="P1">+34 622 04 09 38</text:p>
      <text:p text:style-name="Horizontal_20_Line"/>
      <text:p text:style-name="P5">Atención:</text:p>
      <text:p text:style-name="P5">MIA ADVANCED SYSTEMS S.L.</text:p>
      <text:p text:style-name="P5">A quien corresponda.-</text:p>
      <text:p text:style-name="P5"/>
      <text:p text:style-name="P5"/>
      <text:p text:style-name="P14"><text:span text:style-name="T1">Hola, ¡reciba un cordial saludo!</text:span></text:p>
      <text:p text:style-name="P14">Envío la presente comunicación en respuesta a la vacante de empleo publicada en el portal de InfoJobs el día 14 de diciembre de 2023, en donde solicitan Desarrollador full stack junior <text:s/>con php, con el objetivo de presentarme para el puesto y adjuntarle mi curriculum de modo que el mismo, pueda ser sometido a consideración en el presente proceso de contratación.</text:p>
      <text:p text:style-name="P14">Como podrá apreciar en el curriculum, estoy familiarizado con el stack tecnológico descrito en la respectiva convocatoria además que mantengo una gran pasión por seguir aprendiendo, siendo quizás, <text:s/>la declaración en su web de ser:</text:p>
      <text:p text:style-name="P14"><text:span text:style-name="T3">“...expertos en la transformación digital, la aplicación pragmática de la Inteligencia Artificial a procesos de negocio y la analítica de datos”</text:span> </text:p>
      <text:p text:style-name="P15">lo que más me impresionó, por lo que me gustaría mucho formar parte su equipo y contribuir en la medida de mis posibilidades, si tienen a bien considerar de manera favorable la presente postulación.</text:p>
      <text:p text:style-name="P14">Sin más nada que agregar y a la espera de su respuesta me despido.</text:p>
      <text:p text:style-name="P14"/>
      <text:p text:style-name="P14">Atentamente.-</text:p>
      <text:p text:style-name="P9"/>
      <text:p text:style-name="P9"/>
      <text:p text:style-name="P10"/>
      <text:p text:style-name="P6">Juan Carlos Francisco Mesa.</text:p>
      <text:p text:style-name="P5"/>
      <text:p text:style-name="P13">Juan Carlos Francisco Mesa</text:p>
      <text:p text:style-name="P4">Santa Cruz de Tenerife – España</text:p>
      <text:p text:style-name="P4">+34 622 04 09 38</text:p>
      <text:p text:style-name="P3"/>
      <text:p text:style-name="P8">Atención:</text:p>
      <text:p text:style-name="P8"><text:span text:style-name="T1">OXYGEN NETWORK</text:span>.</text:p>
      <text:p text:style-name="P8">A quien corresponda.-</text:p>
      <text:p text:style-name="P8"/>
      <text:p text:style-name="P8"/>
      <text:p text:style-name="P14"><text:span text:style-name="T1">Hola, ¡reciba un cordial saludo!</text:span></text:p>
      <text:p text:style-name="P14">Envío la presente comunicación en respuesta a la vacante de empleo publicada en el portal de InfoJobs el día <text:span text:style-name="T1">02</text:span> de <text:span text:style-name="T1">enero</text:span> de 202<text:span text:style-name="T1">4</text:span>, en donde solicitan <text:span text:style-name="T1">personal para el cargo de Junior Full Stack Developer</text:span>, con el objetivo de presentarme para el puesto y adjuntarle mi curriculum de modo que el mismo, pueda ser sometido a consideración en el presente proceso de contratación.</text:p>
      <text:p text:style-name="P14">Como podrá apreciar en el curriculum, estoy familiarizado con el <text:span text:style-name="T1">tipo de software (ERP)</text:span> descrito en la respectiva convocatoria <text:span text:style-name="T1">basándose toda mi experiencia laboral en el área, en el trabajo sobre ese tipo de software</text:span>, por lo que me gustaría mucho formar parte su equipo y contribuir en la medida de mis posibilidades, si tienen a bien considerar de manera favorable la presente postulación.</text:p>
      <text:p text:style-name="P14">Sin más nada que agregar y a la espera de su respuesta me despido.</text:p>
      <text:p text:style-name="P14"/>
      <text:p text:style-name="P14">Atentamente.-</text:p>
      <text:p text:style-name="P12"/>
      <text:p text:style-name="P12"/>
      <text:p text:style-name="P11"/>
      <text:p text:style-name="P7">Juan Carlos Francisco Mesa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Black" svg:font-family="'Inconsolata Black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style:border-line-width-bottom="0.026cm 0.004cm 0.053cm" fo:padding="0cm" fo:border-left="none" fo:border-right="none" fo:border-top="none" fo:border-bottom="2.35pt double #000000" text:number-lines="false" text:line-number="0" style:join-border="false">
        <style:tab-stops/>
      </style:paragraph-properties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2:11:22.367182418</meta:creation-date>
    <dc:date>2024-01-02T17:28:46.729727261</dc:date>
    <meta:editing-duration>PT1H41M51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2" meta:paragraph-count="26" meta:word-count="369" meta:character-count="2223" meta:non-whitespace-character-count="1875"/>
  </office:meta>
</office:document-meta>
</file>